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1ba4" officeooo:paragraph-rsid="00121ba4" style:font-weight-asian="bold" style:font-weight-complex="bold"/>
    </style:style>
    <style:style style:name="P2" style:family="paragraph" style:parent-style-name="Standard">
      <style:text-properties fo:font-size="14pt" fo:font-weight="normal" officeooo:rsid="001db1d0" officeooo:paragraph-rsid="001db1d0" style:font-weight-asian="normal" style:font-weight-complex="normal"/>
    </style:style>
    <style:style style:name="P3" style:family="paragraph" style:parent-style-name="Standard">
      <style:text-properties fo:font-size="16pt" fo:font-weight="bold" officeooo:rsid="00103f0a" officeooo:paragraph-rsid="00103f0a" style:font-weight-asian="bold" style:font-weight-complex="bold"/>
    </style:style>
    <style:style style:name="P4" style:family="paragraph" style:parent-style-name="Standard">
      <style:text-properties fo:font-size="16pt" fo:font-weight="bold" officeooo:rsid="00121ba4" officeooo:paragraph-rsid="00121ba4" style:font-weight-asian="bold" style:font-weight-complex="bold"/>
    </style:style>
    <style:style style:name="P5" style:family="paragraph" style:parent-style-name="Standard">
      <style:text-properties fo:font-size="16pt" fo:font-weight="bold" officeooo:rsid="0015e94b" officeooo:paragraph-rsid="0015e94b" style:font-weight-asian="bold" style:font-weight-complex="bold"/>
    </style:style>
    <style:style style:name="P6" style:family="paragraph" style:parent-style-name="Standard">
      <style:text-properties fo:font-size="16pt" fo:font-weight="bold" officeooo:rsid="0016ed3a" officeooo:paragraph-rsid="0016ed3a" style:font-weight-asian="bold" style:font-weight-complex="bold"/>
    </style:style>
    <style:style style:name="P7" style:family="paragraph" style:parent-style-name="Standard">
      <style:text-properties fo:font-size="16pt" fo:font-weight="bold" officeooo:rsid="00197a65" officeooo:paragraph-rsid="00197a65" style:font-weight-asian="bold" style:font-weight-complex="bold"/>
    </style:style>
    <style:style style:name="P8" style:family="paragraph" style:parent-style-name="Standard">
      <style:text-properties fo:font-size="20pt" fo:font-weight="bold" officeooo:rsid="00197a65" officeooo:paragraph-rsid="00197a65" style:font-weight-asian="bold" style:font-weight-complex="bold"/>
    </style:style>
    <style:style style:name="P9" style:family="paragraph" style:parent-style-name="Heading_20_1">
      <style:text-properties fo:font-size="16pt" fo:font-weight="bold" officeooo:rsid="0016ed3a" officeooo:paragraph-rsid="0016ed3a" style:font-weight-asian="bold" style:font-weight-complex="bold"/>
    </style:style>
    <style:style style:name="P10" style:family="paragraph" style:parent-style-name="Standard">
      <style:text-properties fo:font-size="14pt" fo:font-weight="normal" officeooo:rsid="00121ba4" officeooo:paragraph-rsid="00121ba4" style:font-weight-asian="normal" style:font-weight-complex="normal"/>
    </style:style>
    <style:style style:name="P11" style:family="paragraph" style:parent-style-name="Standard" style:list-style-name="L1">
      <style:text-properties fo:font-size="14pt" fo:font-weight="normal" officeooo:rsid="00121ba4" officeooo:paragraph-rsid="00121ba4" style:font-weight-asian="normal" style:font-weight-complex="normal"/>
    </style:style>
    <style:style style:name="P12" style:family="paragraph" style:parent-style-name="Standard" style:list-style-name="L1">
      <style:text-properties fo:font-size="14pt" fo:font-weight="normal" officeooo:rsid="0014071d" officeooo:paragraph-rsid="0014071d" style:font-weight-asian="normal" style:font-weight-complex="normal"/>
    </style:style>
    <style:style style:name="P13" style:family="paragraph" style:parent-style-name="Standard" style:list-style-name="L1">
      <style:text-properties officeooo:paragraph-rsid="00121ba4"/>
    </style:style>
    <style:style style:name="P14" style:family="paragraph" style:parent-style-name="Standard" style:list-style-name="L1">
      <style:text-properties officeooo:rsid="00121ba4" officeooo:paragraph-rsid="00121ba4"/>
    </style:style>
    <style:style style:name="P15" style:family="paragraph" style:parent-style-name="Standard">
      <style:text-properties fo:font-size="16pt" fo:font-weight="normal" officeooo:rsid="0016ed3a" officeooo:paragraph-rsid="0016ed3a" style:font-weight-asian="normal" style:font-weight-complex="normal"/>
    </style:style>
    <style:style style:name="P16" style:family="paragraph" style:parent-style-name="Standard">
      <style:text-properties fo:font-size="16pt" fo:font-weight="normal" officeooo:rsid="001826ca" officeooo:paragraph-rsid="001826ca" style:font-weight-asian="normal" style:font-weight-complex="normal"/>
    </style:style>
    <style:style style:name="P17" style:family="paragraph" style:parent-style-name="Standard">
      <style:text-properties fo:font-size="16pt" fo:font-weight="normal" officeooo:rsid="001a260c" officeooo:paragraph-rsid="00197a65" style:font-weight-asian="normal" style:font-weight-complex="normal"/>
    </style:style>
    <style:style style:name="P18" style:family="paragraph" style:parent-style-name="Standard">
      <style:text-properties fo:font-size="16pt" fo:font-weight="normal" officeooo:rsid="0024edce" officeooo:paragraph-rsid="0024edce" style:font-weight-asian="normal" style:font-weight-complex="normal"/>
    </style:style>
    <style:style style:name="P19" style:family="paragraph" style:parent-style-name="Standard">
      <style:text-properties fo:font-size="16pt" fo:font-weight="normal" officeooo:rsid="0015e94b" officeooo:paragraph-rsid="0015e94b" style:font-weight-asian="normal" style:font-weight-complex="normal"/>
    </style:style>
    <style:style style:name="P20" style:family="paragraph" style:parent-style-name="Standard">
      <style:text-properties fo:font-size="16pt" fo:font-weight="bold" officeooo:rsid="001db1d0" officeooo:paragraph-rsid="001db1d0" style:font-weight-asian="bold" style:font-weight-complex="bold"/>
    </style:style>
    <style:style style:name="P21" style:family="paragraph" style:parent-style-name="Standard">
      <style:text-properties fo:font-size="16pt" fo:font-weight="bold" officeooo:rsid="0027aaaf" officeooo:paragraph-rsid="0027aaaf" style:font-weight-asian="bold" style:font-weight-complex="bold"/>
    </style:style>
    <style:style style:name="P22" style:family="paragraph" style:parent-style-name="Standard">
      <style:text-properties fo:font-size="16pt" fo:font-weight="bold" officeooo:rsid="002a7503" officeooo:paragraph-rsid="002a7503" style:font-weight-asian="bold" style:font-weight-complex="bold"/>
    </style:style>
    <style:style style:name="P23" style:family="paragraph" style:parent-style-name="Standard">
      <style:text-properties fo:color="#000000" loext:opacity="100%" style:font-name="Droid Sans Mono" fo:font-size="12.3999996185303pt" fo:font-weight="normal" officeooo:rsid="0024edce" officeooo:paragraph-rsid="0024edce" fo:background-color="transparent" style:font-weight-asian="normal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Droid Sans Mono" fo:font-size="12.3999996185303pt" fo:font-weight="normal" fo:background-color="transparent"/>
    </style:style>
    <style:style style:name="P25" style:family="paragraph" style:parent-style-name="Standard">
      <style:paragraph-properties style:line-height-at-least="0.402cm"/>
      <style:text-properties fo:color="#000000" loext:opacity="100%" style:font-name="Droid Sans Mono" fo:font-size="10.3999996185303pt" fo:font-weight="normal" fo:background-color="transparent"/>
    </style:style>
    <style:style style:name="P26" style:family="paragraph" style:parent-style-name="Standard">
      <style:paragraph-properties style:line-height-at-least="0.402cm"/>
      <style:text-properties fo:color="#000000" loext:opacity="100%" style:font-name="Droid Sans Mono" fo:font-size="14.3999996185303pt" fo:font-weight="normal" fo:background-color="transparent"/>
    </style:style>
    <style:style style:name="P27" style:family="paragraph" style:parent-style-name="Standard">
      <style:text-properties fo:font-size="22pt" fo:font-weight="bold" officeooo:rsid="0024edce" officeooo:paragraph-rsid="0024edc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6ca" style:font-weight-asian="normal" style:font-weight-complex="normal"/>
    </style:style>
    <style:style style:name="T3" style:family="text">
      <style:text-properties fo:font-weight="normal" officeooo:rsid="001a260c" style:font-weight-asian="normal" style:font-weight-complex="normal"/>
    </style:style>
    <style:style style:name="T4" style:family="text">
      <style:text-properties fo:font-size="14pt" fo:font-weight="bold" style:font-weight-asian="bold" style:font-weight-complex="bold"/>
    </style:style>
    <style:style style:name="T5" style:family="text">
      <style:text-properties fo:font-size="14pt" fo:font-weight="bold" officeooo:rsid="00121ba4" style:font-weight-asian="bold" style:font-weight-complex="bold"/>
    </style:style>
    <style:style style:name="T6" style:family="text">
      <style:text-properties fo:font-size="14pt" fo:font-weight="normal" style:font-weight-asian="normal" style:font-weight-complex="normal"/>
    </style:style>
    <style:style style:name="T7" style:family="text">
      <style:text-properties fo:font-size="14pt" fo:font-weight="normal" officeooo:rsid="00121ba4" style:font-weight-asian="normal" style:font-weight-complex="normal"/>
    </style:style>
    <style:style style:name="T8" style:family="text">
      <style:text-properties officeooo:rsid="001a260c"/>
    </style:style>
    <style:style style:name="T9" style:family="text">
      <style:text-properties officeooo:rsid="0023555f"/>
    </style:style>
    <style:style style:name="T10" style:family="text">
      <style:text-properties fo:font-weight="bold" officeooo:rsid="00289170" style:font-weight-asian="bold" style:font-weight-complex="bold"/>
    </style:style>
    <style:style style:name="T11" style:family="text">
      <style:text-properties fo:font-size="16pt" fo:font-weight="bold" style:font-weight-asian="bold" style:font-weight-complex="bold"/>
    </style:style>
    <style:style style:name="T12" style:family="text">
      <style:text-properties officeooo:rsid="002557de"/>
    </style:style>
    <style:style style:name="T13" style:family="text">
      <style:text-properties fo:color="#000000" loext:opacity="100%" fo:font-size="14.3999996185303pt" fo:background-color="transparent" loext:char-shading-value="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89170"/>
    </style:style>
    <style:style style:name="T16" style:family="text">
      <style:text-properties officeooo:rsid="00290ed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 : </text:p>
      <text:p text:style-name="P4"/>
      <text:p text:style-name="P1">Objective : <text:span text:style-name="T1"><text:s/>is to create a game where an object will pop up &amp; if that object is clicked while its up, a point is earned. </text:span></text:p>
      <text:p text:style-name="P10"/>
      <text:p text:style-name="P1">Project destructure :</text:p>
      <text:p text:style-name="P10"/>
      <text:list xml:id="list3248172941" text:style-name="L1">
        <text:list-item>
          <text:p text:style-name="P13"><text:span text:style-name="T5">Create </text:span><text:span text:style-name="T7">motion of object coming up .</text:span></text:p>
        </text:list-item>
        <text:list-item>
          <text:p text:style-name="P14"><text:span text:style-name="T4">Duration</text:span><text:span text:style-name="T6"> of game is random.</text:span></text:p>
        </text:list-item>
        <text:list-item>
          <text:p text:style-name="P11">location for showing of object out of nine places is also random.</text:p>
        </text:list-item>
        <text:list-item>
          <text:p text:style-name="P11">At a time only one object will show up.</text:p>
        </text:list-item>
        <text:list-item>
          <text:p text:style-name="P12">On tabbing / clicking / hovering over the object point will be gained. <text:span text:style-name="T15">=&gt; yes, you </text:span><text:span text:style-name="T10">guessed it right, </text:span><text:span text:style-name="T15">event </text:span><text:span text:style-name="T16">( click event )</text:span><text:span text:style-name="T15">listener was attached to mole ( billa ) and every time billa was clicked, innerHTML was incremented by 1. <text:s/></text:span></text:p>
        </text:list-item>
      </text:list>
      <text:p text:style-name="P3"/>
      <text:p text:style-name="P5">Part 1 : ( building the front end )</text:p>
      <text:p text:style-name="P5"/>
      <text:p text:style-name="P6">Challenge : </text:p>
      <text:p text:style-name="P15">How to show image in a div?</text:p>
      <text:p text:style-name="P6"><text:span text:style-name="T1">-&gt; </text:span><text:span text:style-name="T2">since div has no size, so it does not show any image, to make it visible</text:span></text:p>
      <text:p text:style-name="P16">assign a size to div, to make the image visibile</text:p>
      <text:p text:style-name="P16"/>
      <text:p text:style-name="P16"/>
      <text:p text:style-name="P20">Challenge : how to pop up the mole ?</text:p>
      <text:p text:style-name="P20"/>
      <text:p text:style-name="P27">Doubts :</text:p>
      <text:p text:style-name="P23">// position absolute made </text:p>
      <text:p text:style-name="P24">// the dirt visible why ?</text:p>
      <text:p text:style-name="P24"/>
      <text:p text:style-name="P24"/>
      <text:p text:style-name="P26">// <text:span text:style-name="T12">in mole class css </text:span></text:p>
      <text:p text:style-name="P25">/* Why position relative made</text:p>
      <text:p text:style-name="P25">the mole billa image invisible ? */</text:p>
      <text:p text:style-name="P24"/>
      <text:p text:style-name="P18"/>
      <text:p text:style-name="P21">How the addition of .<text:span text:style-name="T14">up{} class adds the image of the mole ?</text:span></text:p>
      <text:p text:style-name="P21"><text:span text:style-name="T14"/></text:p>
      <text:p text:style-name="P2"/>
      <text:p text:style-name="P8">Learning : </text:p>
      <text:p text:style-name="P7"><text:span text:style-name="T1">Math.random() // returns float value between 0 to 1 </text:span><text:span text:style-name="T3">( 1 not included )</text:span></text:p>
      <text:p text:style-name="P17"/>
      <text:p text:style-name="P7"><text:soft-page-break/><text:span text:style-name="T3">The </text:span><text:span text:style-name="Strong_20_Emphasis"><text:span text:style-name="Source_20_Text"><text:span text:style-name="T8">Math.random()</text:span></text:span></text:span><text:span text:style-name="T3"> function returns a floating-point, pseudo-random number in the range 0 to less than 1 (inclusive of 0, but not 1) with approximately uniform distribution over that range — which you can then scale to your desired range. </text:span></text:p>
      <text:p text:style-name="P15"/>
      <text:p text:style-name="P15"/>
      <text:h text:style-name="P9" text:outline-level="1"><text:span text:style-name="T9">Css property : </text:span>line-height</text:h>
      <text:p text:style-name="Text_20_body">The <text:span text:style-name="Strong_20_Emphasis"><text:span text:style-name="Source_20_Text">line-height</text:span></text:span> <text:a xlink:type="simple" xlink:href="https://developer.mozilla.org/en-US/docs/Web/CSS" text:style-name="Internet_20_link" text:visited-style-name="Visited_20_Internet_20_Link">CSS</text:a> property sets the height of a line box. It's commonly used to set the <text:span text:style-name="T11">distance between lines of text.</text:span> On block-level elements, it specifies the minimum height of line boxes within the element. On non-<text:a xlink:type="simple" xlink:href="https://developer.mozilla.org/en-US/docs/Web/CSS/Replaced_element" text:style-name="Internet_20_link" text:visited-style-name="Visited_20_Internet_20_Link">replaced</text:a> inline elements, it specifies the height that is used to calculate line box height.</text:p>
      <text:p text:style-name="P15"/>
      <text:p text:style-name="P19"/>
      <text:p text:style-name="P19"/>
      <text:p text:style-name="P22">Revision : <text:span text:style-name="T1">During revision, go through the doubts &amp; solve the css doub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5T22:30:15.755742500</meta:creation-date>
    <dc:date>2021-03-06T00:40:01.044471236</dc:date>
    <meta:editing-duration>PT1H36M34S</meta:editing-duration>
    <meta:editing-cycles>24</meta:editing-cycles>
    <meta:generator>LibreOffice/7.0.4.2$Linux_X86_64 LibreOffice_project/1c5f81ee28659974774060c3fe084e73b3bd074b</meta:generator>
    <meta:document-statistic meta:table-count="0" meta:image-count="0" meta:object-count="0" meta:page-count="2" meta:paragraph-count="27" meta:word-count="330" meta:character-count="1726" meta:non-whitespace-character-count="1417"/>
  </office:meta>
</office:document-meta>
</file>